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onsolas" svg:font-family="Consolas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6pt" fo:font-weight="bold" style:font-size-asian="26pt" style:font-weight-asian="bold" style:font-size-complex="26pt" style:font-weight-complex="bold"/>
    </style:style>
    <style:style style:name="P2" style:family="paragraph" style:parent-style-name="Contents_20_Heading">
      <style:paragraph-properties fo:break-before="page"/>
    </style:style>
    <style:style style:name="P3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4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5" style:family="paragraph" style:parent-style-name="Text_20_body" style:list-style-name="L1"/>
    <style:style style:name="P6" style:family="paragraph" style:parent-style-name="Text_20_body" style:list-style-name="L2"/>
    <style:style style:name="P7" style:family="paragraph" style:parent-style-name="Text_20_body" style:list-style-name="L3"/>
    <style:style style:name="P8" style:family="paragraph" style:parent-style-name="Heading_20_1">
      <style:paragraph-properties fo:break-before="pag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>Dynamic Objects</text:p>
      <text:p text:style-name="P1"/>
      <text:p text:style-name="P1"/>
      <text:p text:style-name="P1">Release Notes</text:p>
      <text:p text:style-name="P1"/>
      <text:p text:style-name="Standard"/>
      <text:table-of-content text:style-name="Sect1" text:protected="true" text:name="Inhaltsverzeichnis1">
        <text:table-of-content-source text:outline-level="10">
          <text:index-title-template text:style-name="Contents_20_Heading">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altsverzeichnis1_Head">
            <text:p text:style-name="P2">Contents</text:p>
          </text:index-title>
          <text:p text:style-name="P4"><text:s/>1 Releases<text:tab/>3</text:p>
          <text:p text:style-name="P3"><text:s/>1.1 V1.0.0<text:tab/>3</text:p>
        </text:index-body>
      </text:table-of-content>
      <text:p text:style-name="Standard"/>
      <text:h text:style-name="P8" text:outline-level="1">Releases</text:h>
      <text:h text:style-name="Heading_20_2" text:outline-level="2">V1.1.0</text:h>
      <text:p text:style-name="Text_20_body"/>
      <text:p text:style-name="Text_20_body">Date: 13.04.2013</text:p>
      <text:p text:style-name="Text_20_body">Type: Release</text:p>
      <text:p text:style-name="Text_20_body"/>
      <text:p text:style-name="Text_20_body">Includes Components</text:p>
      <text:list xml:id="list27713911" text:style-name="L1">
        <text:list-item>
          <text:p text:style-name="P5">OS.Toolbox.DynamicObjects.dll<text:tab/><text:tab/>1.1.00013.10301</text:p>
        </text:list-item>
      </text:list>
      <text:p text:style-name="Text_20_body"/>
      <text:p text:style-name="Text_20_body">New Features</text:p>
      <text:list xml:id="list27711178" text:style-name="L3">
        <text:list-item>
          <text:p text:style-name="P7">ExpandoObjectSerializer</text:p>
          <text:list>
            <text:list-item>
              <text:p text:style-name="P7">CSV export and import</text:p>
            </text:list-item>
            <text:list-item>
              <text:p text:style-name="P7">XML export and import</text:p>
            </text:list-item>
          </text:list>
        </text:list-item>
        <text:list-item>
          <text:p text:style-name="P7">Dynamic Table</text:p>
          <text:list>
            <text:list-item>
              <text:p text:style-name="P7">XML export and import</text:p>
              <text:p text:style-name="P7"/>
            </text:list-item>
          </text:list>
        </text:list-item>
      </text:list>
      <text:h text:style-name="Heading_20_2" text:outline-level="2">V1.0.0</text:h>
      <text:p text:style-name="Text_20_body"/>
      <text:p text:style-name="Text_20_body">Date: 24.02.2013</text:p>
      <text:p text:style-name="Text_20_body">Type: Release</text:p>
      <text:p text:style-name="Text_20_body"/>
      <text:p text:style-name="Text_20_body">Includes Components</text:p>
      <text:list xml:id="list27735291" text:continue-list="list27713911" text:style-name="L1">
        <text:list-item>
          <text:p text:style-name="P5">OS.Toolbox.DynamicObjects.dll<text:tab/><text:tab/>1.0.00013.05501</text:p>
        </text:list-item>
      </text:list>
      <text:p text:style-name="Text_20_body"/>
      <text:p text:style-name="Text_20_body">New Features</text:p>
      <text:list xml:id="list27696927" text:style-name="L2">
        <text:list-item>
          <text:p text:style-name="P6">Dynamic Table</text:p>
          <text:list>
            <text:list-item>
              <text:p text:style-name="P6">Creation of a table</text:p>
            </text:list-item>
            <text:list-item>
              <text:p text:style-name="P6">Set and get row and columns</text:p>
            </text:list-item>
            <text:list-item>
              <text:p text:style-name="P6">Export to CSV</text:p>
            </text:list-item>
            <text:list-item>
              <text:p text:style-name="P6">Import from CSV</text:p>
            </text:list-item>
          </text:list>
        </text:list-item>
      </text:list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onsolas" svg:font-family="Consolas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0H09M46S</meta:editing-duration>
    <meta:editing-cycles>6</meta:editing-cycles>
    <meta:generator>OpenOffice.org/3.2$Win32 OpenOffice.org_project/320m12$Build-9483</meta:generator>
    <dc:date>2013-04-13T07:58:55.54</dc:date>
    <meta:document-statistic meta:table-count="0" meta:image-count="0" meta:object-count="0" meta:page-count="3" meta:paragraph-count="28" meta:word-count="82" meta:character-count="505"/>
    <meta:user-defined meta:name="Info 1"/>
    <meta:user-defined meta:name="Info 2"/>
    <meta:user-defined meta:name="Info 3"/>
    <meta:user-defined meta:name="Info 4"/>
  </office:meta>
</office:document-meta>
</file>